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EditorTests.handlesEmptyPropertyWithout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iesEditorTests.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iesEditorTests.handlesEmpty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iesEditorTests.empt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iesEditorTests.two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iesEditorTests.ignoresLeadingSpacesAndTa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iesEditorTests.ignoresCommentLinesAndEmptyLin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iesEditorTests.handlesEqualsI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iesEditorTests.on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iesEditorTests.usingMapAsValu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